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paragraph-properties fo:text-align="justify" style:justify-single-word="false"/>
    </style:style>
    <style:style style:name="P2" style:family="paragraph" style:parent-style-name="List_20_Paragraph" style:list-style-name="WWNum1">
      <style:paragraph-properties fo:text-align="justify" style:justify-single-word="false"/>
    </style:style>
    <style:style style:name="P3" style:family="paragraph" style:parent-style-name="List_20_Paragraph" style:list-style-name="WWNum1">
      <style:paragraph-properties fo:text-align="justify" style:justify-single-word="false"/>
      <style:text-properties officeooo:paragraph-rsid="00112597"/>
    </style:style>
    <style:style style:name="P4" style:family="paragraph" style:parent-style-name="List_20_Paragraph" style:list-style-name="WWNum1">
      <style:paragraph-properties fo:text-align="justify" style:justify-single-word="false"/>
      <style:text-properties officeooo:rsid="00112597" officeooo:paragraph-rsid="00112597"/>
    </style:style>
    <style:style style:name="P5" style:family="paragraph" style:parent-style-name="List_20_Paragraph" style:list-style-name="WWNum1">
      <style:paragraph-properties fo:text-align="justify" style:justify-single-word="false"/>
      <style:text-properties officeooo:rsid="00112597" officeooo:paragraph-rsid="00119f46"/>
    </style:style>
    <style:style style:name="P6" style:family="paragraph" style:parent-style-name="List_20_Paragraph" style:list-style-name="WWNum1">
      <style:paragraph-properties fo:text-align="justify" style:justify-single-word="false"/>
      <style:text-properties officeooo:rsid="00119f46" officeooo:paragraph-rsid="00119f46"/>
    </style:style>
    <style:style style:name="P7" style:family="paragraph" style:parent-style-name="List_20_Paragraph" style:list-style-name="WWNum1">
      <style:paragraph-properties fo:text-align="justify" style:justify-single-word="false"/>
      <style:text-properties officeooo:rsid="00159c6b" officeooo:paragraph-rsid="00159c6b"/>
    </style:style>
    <style:style style:name="P8" style:family="paragraph" style:parent-style-name="Standard">
      <style:paragraph-properties fo:text-align="justify" style:justify-single-word="false"/>
    </style:style>
    <style:style style:name="P9" style:family="paragraph" style:parent-style-name="Standard" style:master-page-name="Standard">
      <style:paragraph-properties style:page-number="auto"/>
    </style:style>
    <style:style style:name="T1" style:family="text">
      <style:text-properties style:rfc-language-tag="es-ES-u-co-trad" fo:language="es" fo:country="ES"/>
    </style:style>
    <style:style style:name="T2" style:family="text">
      <style:text-properties style:rfc-language-tag="es-ES-u-co-trad" fo:language="es" fo:country="ES" fo:font-weight="bold" style:font-weight-asian="bold"/>
    </style:style>
    <style:style style:name="T3" style:family="text">
      <style:text-properties style:rfc-language-tag="es-ES-u-co-trad" fo:language="es" fo:country="ES" officeooo:rsid="00112bfa"/>
    </style:style>
    <style:style style:name="T4" style:family="text">
      <style:text-properties style:rfc-language-tag="es-ES-u-co-trad" fo:language="es" fo:country="ES" officeooo:rsid="00114c90"/>
    </style:style>
    <style:style style:name="T5" style:family="text">
      <style:text-properties style:rfc-language-tag="es-ES-u-co-trad" fo:language="es" fo:country="ES" officeooo:rsid="00119f46"/>
    </style:style>
    <style:style style:name="T6" style:family="text">
      <style:text-properties style:rfc-language-tag="es-ES-u-co-trad" fo:language="es" fo:country="ES" officeooo:rsid="00122187"/>
    </style:style>
    <style:style style:name="T7" style:family="text">
      <style:text-properties style:rfc-language-tag="es-ES-u-co-trad" fo:language="es" fo:country="ES" officeooo:rsid="0013f002"/>
    </style:style>
    <style:style style:name="T8" style:family="text">
      <style:text-properties style:rfc-language-tag="es-ES-u-co-trad" fo:language="es" fo:country="ES" officeooo:rsid="0016c605"/>
    </style:style>
    <style:style style:name="T9" style:family="text">
      <style:text-properties style:rfc-language-tag="es-ES-u-co-trad" fo:language="es" fo:country="ES" officeooo:rsid="001852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_GoBack"/><text:span text:style-name="T2">PERIODO III. FISIOLOGÍA Y METABOLÍSMO GASTROINTESTINAL</text:span><text:span text:style-name="T1"> </text:span></text:p>
      <text:p text:style-name="P8"><text:span text:style-name="T1">Texto de consulta Fisiología Veterinaria. Cuarta edición. Cunningham y Klein. Fisiología y metabolismo gastrointestinal (Capitulo 27 al 32).</text:span></text:p>
      <text:p text:style-name="P8"><text:span text:style-name="T2">Capítulo 28: </text:span><text:span text:style-name="T1">Movimientos del tracto gastrointestinal</text:span></text:p>
      <text:p text:style-name="P8"><text:span text:style-name="T1">Actividad: Realizar un mapa conceptual sobre el tipo de movimientos de cada uno de los segmentos del tracto gastrointestinal y la inervación de dichos segmentos. Esta actividad puede ser realizada en pareja o en su defecto será realizada individualmente, por favor identificar muy bien las actividades entregadas.</text:span></text:p>
      <text:p text:style-name="P8"><text:span text:style-name="T1">Estas actividades representaran las actividades prácticas y talleres que en condiciones normales se realizan durante las clases presenciales</text:span></text:p>
      <text:p text:style-name="P8"><text:span text:style-name="T1">Se les realizaran 7 preguntas por cada período, para que respondan 5, las preguntas serán de razonamiento, de donde se consideraran tres preguntas para la nota de los quices (valor de 7 puntos 2 preguntas y una con un valor de 6, para completar los 20 Ptos.), y <text:s/>5 preguntas de cada periodo serán consideradas para la nota del parcial por los 4 periodos suman 20 preguntas (valor de 1 puntos por cada una).</text:span></text:p>
      <text:p text:style-name="P8"><text:span text:style-name="T1">Nota: las respuestas de estas <text:s/>preguntas son de razonamiento, por lo tanto la similitud entre las respuestas no está permitida, si esto llega a suceder dichas respuesta serán anuladas en su totalidad en aquellos estudiantes cuyas respuestas sean similares en un 35% de las mismas.</text:span></text:p>
      <text:p text:style-name="P1"><text:span text:style-name="T2">Capitulo 28: </text:span><text:span text:style-name="T1">Movimientos del tracto gastrointestinal</text:span></text:p>
      <text:list xml:id="list2353756518" text:style-name="WWNum1">
        <text:list-item>
          <text:p text:style-name="P2"><text:span text:style-name="T1">¿Cuáles patrones fisiológicos se encuentran modificados en un paciente que presente un cuadro clínico diarreico?</text:span></text:p>
          <text:p text:style-name="P4"><text:span text:style-name="T1">R= </text:span></text:p>
        </text:list-item>
        <text:list-item>
          <text:p text:style-name="P2"><text:span text:style-name="T1">¿Qué son las ondas lentas, y su relación con la sensibilización de las fibras musculares lisas por parte de las sustancias reguladoras?</text:span></text:p>
          <text:p text:style-name="P4"><text:span text:style-name="T1">R= Son caracteristicas del musculo liso del tracto gastrointestinal, de igual forma son una propiedad intrinsica del musculo liso GI y las CIC asociadas. Tambien reciben el nombre de ritmo electrico basico del tracto GI. Su relacion con la sensibilizacion </text:span><text:span text:style-name="T3">con las fibras musculares lisas es que las ondas lentas guardan una importante relacion con las construcciones musculares, aunque no son el estimlo directo de las mismas ellas recorren constamtemente el musculo liso GI, tanto si se contrae como si o no.</text:span></text:p>
        </text:list-item>
        <text:list-item>
          <text:p text:style-name="P2"><text:span text:style-name="T1">¿Cuál es el ritmo eléctrico de las ondas lentas del tracto GI.?</text:span></text:p>
          <text:p text:style-name="P2"><text:span text:style-name="T1"/></text:p>
          <text:p text:style-name="P4"><text:span text:style-name="T1">R= </text:span><text:span text:style-name="T3">la intesidad de estas ondas oscilan entre 5-15mV variado </text:span><text:span text:style-name="T4">según la porcion del tubo digestivo. A su vez la propiedad de ritmiticidad electrica espontanea, junto con su conexión electrica del tracto GI, el potencial electrico se mide a traves </text:span><text:soft-page-break/><text:span text:style-name="T4">de la membrana y se situa entre 70-60mv y se fluctua entre 20-30mV desde el nivel basal.</text:span></text:p>
          <text:p text:style-name="P4"><text:span text:style-name="T4"/></text:p>
        </text:list-item>
        <text:list-item>
          <text:p text:style-name="P2"><text:span text:style-name="T1">¿En la práctica clínica, con cuales causas se relacionan los problemas de prensión, masticación y deglución? </text:span></text:p>
          <text:p text:style-name="P2"><text:span text:style-name="T1"/></text:p>
          <text:p text:style-name="P4"><text:span text:style-name="T1">R=</text:span><text:span text:style-name="T4"> </text:span></text:p>
        </text:list-item>
        <text:list-item>
          <text:p text:style-name="P2"><text:span text:style-name="T1">¿Cuál es el origen de los cambios espontáneos en la polarización de la membrana de las CIC?</text:span></text:p>
          <text:p text:style-name="P6"><text:span text:style-name="T1"/></text:p>
          <text:p text:style-name="P5"><text:span text:style-name="T1">R</text:span><text:span text:style-name="T4">= Las celulas intersticiales de cajal (CIC) inician estos cambios y asi determinan el origen y la direccion de la propagacion. De tal manera que las celulas musculares lisas, estan conectadas a las CIC y entre si mediante nexos, lo que permite ue los cambios en el potencial de membrana se extiendan o propaguen. Estos cambios son necesarios para poder medir las ondas. Ya que si se producen al azar podrian anularse unos a otros.</text:span></text:p>
          <text:p text:style-name="P5"><text:span text:style-name="T4"/></text:p>
        </text:list-item>
        <text:list-item>
          <text:p text:style-name="P3"><text:span text:style-name="T1">Explicar uno (Reflejo entero gástrico, reflejo del vómito, Reflejo recto esfintérico) de los reflejos integrando cada uno de sus componentes (receptor. Fibra aferente, centro Nervioso que lo controla, fibras eferentes y órgano efector)- Obligatoria</text:span></text:p>
          <text:p text:style-name="P3"><text:span text:style-name="T1"/></text:p>
          <text:p text:style-name="P4"><text:span text:style-name="T1">R=</text:span><text:span text:style-name="T5">Reflejo del vomito: es un reflejo complejo coordinado desde el tronco del encefalo.</text:span></text:p>
          <text:p text:style-name="P6"><text:span text:style-name="T1">¿que es el vomito : es una actividad refleja compleja cuya integracion o coordinacion, se encuentra en el tronco del encefalo.</text:span></text:p>
          <text:p text:style-name="P6"><text:span text:style-name="T1">Las fibras aferentes de este arco reflejo procede de un amplio numero de receptores, como la faringe y receptores de tension y quimioreceptores de la mucosa gastrica y deudenal. Y las ramas eferentes de este arco reflejo implica fibras motoras de diferentes nervios perifericos.</text:span></text:p>
          <text:p text:style-name="P6"><text:span text:style-name="T1">El centro del vomito esta situacion en el tronco del encefalo. El acto del vomito implica muchs grupos de musculos estriados y estructuras fuera del tracto gastrointestinal. Cuando sucede el vomito hay una </text:span><text:span text:style-name="T6">expansion de la caja toracica mientras que la glotis permanece cerrada. Lo que hace que se disminuye la presion sobre el cuerpo de esofago.</text:span></text:p>
          <text:p text:style-name="P4"><text:span text:style-name="T1"/></text:p>
        </text:list-item>
        <text:list-item>
          <text:p text:style-name="P3"><text:span text:style-name="T1">Qué importancia tiene desde el punto de vista digestivo, el tipo de motilidad presente en el estómago proxima</text:span><text:span text:style-name="T7">l</text:span></text:p>
          <text:p text:style-name="P7"><text:span text:style-name="T1">R= </text:span><text:span text:style-name="T8">el reflejo mas importante de la porcion proximal es la relajacion adaptiva,la motilidad </text:span><text:span text:style-name="T9">del estomago </text:spa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Hilda</meta:initial-creator>
    <meta:editing-cycles>3</meta:editing-cycles>
    <meta:creation-date>2020-10-23T04:44:00</meta:creation-date>
    <dc:date>2020-11-09T19:12:09.675517176</dc:date>
    <meta:editing-duration>PT2M42S</meta:editing-duration>
    <meta:generator>LibreOffice/6.4.6.2$Linux_X86_64 LibreOffice_project/40$Build-2</meta:generator>
    <meta:document-statistic meta:table-count="0" meta:image-count="0" meta:object-count="0" meta:page-count="2" meta:paragraph-count="25" meta:word-count="728" meta:character-count="4536" meta:non-whitespace-character-count="383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